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raham</text:p>
      <text:p text:style-name="Standard">2/18/2015</text:p>
      <text:p text:style-name="Standard"/>
      <text:p text:style-name="P1">Weekly Homework Problem 3.16</text:p>
      <text:p text:style-name="P1"/>
      <text:p text:style-name="P2"><text:tab/>a. <text:tab/></text:p>
      <text:p text:style-name="P2"><text:tab/><text:tab/>States: The state is determined by the shape of the piece and its location.</text:p>
      <text:p text:style-name="P2"><text:tab/><text:tab/>Initial State: An empty board.</text:p>
      <text:p text:style-name="P2"><text:tab/><text:tab/>Transition Model: Adding a piece to the board adds a track to the train.</text:p>
      <text:p text:style-name="P2"><text:tab/><text:tab/>Goal Test: Checks if the tracks are all connected and all used.</text:p>
      <text:p text:style-name="P2"><text:tab/><text:tab/>Path Cost: No path cost.</text:p>
      <text:p text:style-name="P2"/>
      <text:p text:style-name="P2"><text:tab/>b. </text:p>
      <text:p text:style-name="P2"><text:tab/><text:tab/>The uninformed search algorithm I would use is a depth first search. Since there is no optimal configuration, we only need to find the longest chain that works. Finding every branch is unnecessary because so many of them end in a wrong end, or prematurely end due to overlap.</text:p>
      <text:p text:style-name="P2"/>
      <text:p text:style-name="P2"><text:tab/>c.</text:p>
      <text:p text:style-name="P2"><text:tab/><text:tab/></text:p>
      <text:p text:style-name="P2"/>
      <text:p text:style-name="P2"><text:tab/>d.</text:p>
      <text:p text:style-name="P2"><text:tab/><text:tab/>If every piece is unique the upper bound is 18!. Since there are duplicates it become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ham</meta:initial-creator>
    <meta:creation-date>2015-02-18T19:19:07.29</meta:creation-date>
    <meta:document-statistic meta:table-count="0" meta:image-count="0" meta:object-count="0" meta:page-count="1" meta:paragraph-count="15" meta:word-count="126" meta:character-count="710"/>
    <dc:date>2015-02-18T19:47:48.38</dc:date>
    <dc:creator>Daniel Graham</dc:creator>
    <meta:editing-duration>PT13M20S</meta:editing-duration>
    <meta:editing-cycles>1</meta:editing-cycles>
    <meta:generator>OpenOffice/4.1.1$Win32 OpenOffice.org_project/411m6$Build-9775</meta:generator>
  </office:meta>
</office:document-meta>
</file>